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fo:font-size="14pt" officeooo:paragraph-rsid="001d3acd" style:font-size-asian="14pt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style:font-name="TeX Gyre Schola" fo:font-size="12pt" fo:letter-spacing="normal" fo:language="es" fo:country="ES" fo:font-style="normal" fo:font-weight="normal" officeooo:rsid="005e4c3a" officeooo:paragraph-rsid="001d3acd" style:font-size-asian="12pt" style:font-size-complex="12pt"/>
    </style:style>
    <style:style style:name="T1" style:family="text">
      <style:text-properties fo:font-variant="normal" fo:text-transform="none" style:font-name="TeX Gyre Schola" fo:letter-spacing="normal" fo:language="es" fo:country="ES" fo:font-style="normal" fo:font-weight="normal" officeooo:rsid="005e4c3a"/>
    </style:style>
    <style:style style:name="T2" style:family="text">
      <style:text-properties fo:font-variant="normal" fo:text-transform="none" style:font-name="TeX Gyre Schola" fo:letter-spacing="normal" fo:language="es" fo:country="ES" fo:font-style="normal" fo:font-weight="normal" officeooo:rsid="005e4df3"/>
    </style:style>
    <style:style style:name="T3" style:family="text">
      <style:text-properties officeooo:rsid="005e4d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vocación al Espíritu Santo</text:p>
      <text:p text:style-name="P2">Lam <text:s text:c="12"/>(La7) <text:s text:c="3"/>Rem <text:s text:c="9"/>Lam <text:s text:c="6"/>Sol (Sol7) <text:s text:c="4"/>Do <text:s text:c="11"/><text:span text:style-name="T3">Fa Rem <text:s text:c="2"/>Lam Sol7 Lam</text:span></text:p>
      <text:p text:style-name="P1"><text:span text:style-name="T1">Oh, Señor, <text:s text:c="7"/>envía tu Espíritu, que <text:s text:c="7"/>renueve la faz de la tie - </text:span><text:span text:style-name="T2">e - </text:span><text:span text:style-name="T1">rra.</text:span></text:p>
      <text:p text:style-name="P2">Lam <text:s text:c="12"/>(La7) <text:s text:c="3"/>Rem <text:s text:c="9"/>Lam <text:s text:c="6"/>Sol (Sol7) <text:s text:c="4"/>Do <text:s text:c="11"/><text:span text:style-name="T3">Fa Rem <text:s text:c="2"/>Lam Sol7 La</text:span></text:p>
      <text:p text:style-name="P1"><text:span text:style-name="T1">Oh, Señor, <text:s text:c="7"/>envía tu Espíritu, que <text:s text:c="7"/>renueve la faz de la tie - </text:span><text:span text:style-name="T2">e - </text:span><text:span text:style-name="T1">rr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29T15:21:18.130753530</meta:creation-date>
    <dc:date>2020-12-29T15:21:35.140326518</dc:date>
    <meta:editing-duration>PT17S</meta:editing-duration>
    <meta:editing-cycles>1</meta:editing-cycles>
    <meta:document-statistic meta:table-count="0" meta:image-count="0" meta:object-count="0" meta:page-count="1" meta:paragraph-count="5" meta:word-count="60" meta:character-count="389" meta:non-whitespace-character-count="212"/>
    <meta:generator>LibreOffice/6.4.7.2$Linux_X86_64 LibreOffice_project/40$Build-2</meta:generator>
  </office:meta>
</office:document-meta>
</file>